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dddddd" draw:textarea-horizontal-align="justify" draw:textarea-vertical-align="middle" draw:auto-grow-height="false" fo:min-height="15.909cm" fo:min-width="7.247cm"/>
    </style:style>
    <style:style style:name="gr2" style:family="graphic" style:parent-style-name="standard">
      <style:graphic-properties draw:fill-color="#dddddd" draw:textarea-horizontal-align="justify" draw:textarea-vertical-align="middle" draw:auto-grow-height="false" fo:min-height="15.922cm" fo:min-width="9.152cm"/>
    </style:style>
    <style:style style:name="gr3" style:family="graphic" style:parent-style-name="standard">
      <style:graphic-properties draw:fill-color="#dddddd" draw:textarea-horizontal-align="justify" draw:textarea-vertical-align="middle" draw:auto-grow-height="false" fo:min-height="15.909cm" fo:min-width="20.328cm"/>
    </style:style>
    <style:style style:name="gr4" style:family="graphic" style:parent-style-name="standard">
      <style:graphic-properties draw:stroke="none" draw:fill="none" fo:min-height="0.713cm"/>
    </style:style>
    <style:style style:name="gr5" style:family="graphic" style:parent-style-name="standard">
      <style:graphic-properties draw:stroke="none" draw:fill="none" fo:min-height="1.423cm"/>
    </style:style>
    <style:style style:name="gr6" style:family="graphic" style:parent-style-name="standard">
      <style:graphic-properties draw:fill-color="#66cc00" draw:textarea-horizontal-align="justify" draw:textarea-vertical-align="middle" draw:auto-grow-height="false" fo:min-height="1.528cm" fo:min-width="2.675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textarea-horizontal-align="justify" draw:textarea-vertical-align="middle" draw:auto-grow-height="false" fo:min-height="1.274cm" fo:min-width="1.913cm"/>
    </style:style>
    <style:style style:name="gr9" style:family="graphic" style:parent-style-name="standard">
      <style:graphic-properties draw:textarea-horizontal-align="justify" draw:textarea-vertical-align="middle" draw:auto-grow-height="false" fo:min-height="0.593cm" fo:min-width="0.289cm"/>
    </style:style>
    <style:style style:name="gr10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11" style:family="graphic" style:parent-style-name="standard">
      <style:graphic-properties draw:fill-color="#ffffff" draw:textarea-horizontal-align="justify" draw:textarea-vertical-align="middle" draw:auto-grow-height="false" fo:min-height="0.466cm" fo:min-width="4.148cm" fo:wrap-option="no-wrap"/>
    </style:style>
    <style:style style:name="gr12" style:family="graphic" style:parent-style-name="standard">
      <style:graphic-properties draw:textarea-horizontal-align="justify" draw:textarea-vertical-align="middle" draw:auto-grow-height="false" fo:min-height="1.274cm" fo:min-width="2.148cm"/>
    </style:style>
    <style:style style:name="gr13" style:family="graphic" style:parent-style-name="standard">
      <style:graphic-properties draw:fill-color="#ffff00" draw:textarea-horizontal-align="justify" draw:textarea-vertical-align="middle" draw:auto-grow-height="false" fo:min-height="1.274cm" fo:min-width="3.056cm"/>
    </style:style>
    <style:style style:name="gr14" style:family="graphic" style:parent-style-name="objectwithoutfill">
      <style:graphic-properties draw:stroke="dash" draw:stroke-dash="Fine_20_Dotted" svg:stroke-width="0.212cm" svg:stroke-color="#000000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15" style:family="graphic" style:parent-style-name="standard">
      <style:graphic-properties draw:fill-color="#ffff00" draw:textarea-horizontal-align="justify" draw:textarea-vertical-align="middle" draw:auto-grow-height="false" fo:min-height="0.593cm" fo:min-width="0.289cm"/>
    </style:style>
    <style:style style:name="P1" style:family="paragraph">
      <loext:graphic-properties draw:fill-color="#dddddd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66cc00"/>
      <style:paragraph-properties fo:text-align="center"/>
    </style:style>
    <style:style style:name="P5" style:family="paragraph">
      <loext:graphic-properties draw:fill-color="#ffffff"/>
      <style:paragraph-properties fo:text-align="center"/>
    </style:style>
    <style:style style:name="P6" style:family="paragraph">
      <loext:graphic-properties draw:fill-color="#ffff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.747cm" svg:height="16.159cm" svg:x="0.718cm" svg:y="0.843cm">
          <text:p text:style-name="P2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9.652cm" svg:height="16.172cm" svg:x="32.595cm" svg:y="0.8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.828cm" svg:height="16.159cm" svg:x="10.116cm" svg:y="0.843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5.184cm" svg:height="0.963cm" svg:x="2.056cm" svg:y="0.896cm">
          <draw:text-box>
            <text:p text:style-name="P2">Epoch Period i-1</text:p>
          </draw:text-box>
        </draw:frame>
        <draw:frame draw:style-name="gr5" draw:text-style-name="P3" draw:layer="layout" svg:width="8.382cm" svg:height="1.673cm" svg:x="34.119cm" svg:y="0.816cm">
          <draw:text-box>
            <text:p text:style-name="P2">Epoch Period i+1</text:p>
          </draw:text-box>
        </draw:frame>
        <draw:frame draw:style-name="gr4" draw:text-style-name="P3" draw:layer="layout" svg:width="5.184cm" svg:height="0.963cm" svg:x="17.632cm" svg:y="0.843cm">
          <draw:text-box>
            <text:p text:style-name="P2">Epoch Period i</text:p>
          </draw:text-box>
        </draw:frame>
        <draw:custom-shape draw:style-name="gr6" draw:text-style-name="P4" draw:layer="layout" svg:width="3.175cm" svg:height="1.778cm" svg:x="4.782cm" svg:y="2.113cm">
          <text:p text:style-name="P2">EB_{i-1}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3.175cm" svg:height="1.778cm" svg:x="38.542cm" svg:y="2.086cm">
          <text:p text:style-name="P2">EB_{i+1}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3.175cm" svg:height="1.778cm" svg:x="27.261cm" svg:y="2.113cm">
          <text:p text:style-name="P2">EB_{i}</text:p>
          <draw:enhanced-geometry svg:viewBox="0 0 21600 21600" draw:type="rectangle" draw:enhanced-path="M 0 0 L 21600 0 21600 21600 0 21600 0 0 Z N"/>
        </draw:custom-shape>
        <draw:line draw:style-name="gr7" draw:text-style-name="P3" draw:layer="layout" svg:x1="7.957cm" svg:y1="3.002cm" svg:x2="27.261cm" svg:y2="3.002cm">
          <text:p/>
        </draw:line>
        <draw:line draw:style-name="gr7" draw:text-style-name="P3" draw:layer="layout" svg:x1="30.436cm" svg:y1="3.002cm" svg:x2="38.564cm" svg:y2="3.002cm">
          <text:p/>
        </draw:line>
        <draw:custom-shape draw:style-name="gr8" draw:text-style-name="P2" draw:layer="layout" svg:width="2.413cm" svg:height="1.524cm" svg:x="4.385cm" svg:y="5.415cm">
          <text:p text:style-name="P2">MB_{j}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0.789cm" svg:height="0.843cm" svg:x="2.791cm" svg:y="5.715cm">
          <text:p/>
          <draw:enhanced-geometry svg:viewBox="0 0 21600 21600" draw:type="rectangle" draw:enhanced-path="M 0 0 L 21600 0 21600 21600 0 21600 0 0 Z N"/>
        </draw:custom-shape>
        <draw:line draw:style-name="gr7" draw:text-style-name="P3" draw:layer="layout" svg:x1="3.656cm" svg:y1="6.177cm" svg:x2="4.401cm" svg:y2="6.177cm">
          <text:p/>
        </draw:line>
        <draw:line draw:style-name="gr7" draw:text-style-name="P3" draw:layer="layout" svg:x1="5.544cm" svg:y1="5.415cm" svg:x2="6.433cm" svg:y2="3.891cm">
          <text:p/>
        </draw:line>
        <draw:line draw:style-name="gr10" draw:text-style-name="P3" draw:layer="layout" svg:x1="1.48cm" svg:y1="6.177cm" svg:x2="2.75cm" svg:y2="6.177cm">
          <text:p/>
        </draw:line>
        <draw:line draw:style-name="gr7" draw:text-style-name="P3" draw:layer="layout" svg:x1="23.07cm" svg:y1="6.177cm" svg:x2="26.88cm" svg:y2="6.177cm">
          <text:p/>
        </draw:line>
        <draw:line draw:style-name="gr7" draw:text-style-name="P3" draw:layer="layout" svg:x1="27.896cm" svg:y1="5.415cm" svg:x2="28.785cm" svg:y2="3.891cm">
          <text:p/>
        </draw:line>
        <draw:line draw:style-name="gr7" draw:text-style-name="P3" draw:layer="layout" svg:x1="6.856cm" svg:y1="6.177cm" svg:x2="20.53cm" svg:y2="6.177cm">
          <text:p/>
        </draw:line>
        <draw:custom-shape draw:style-name="gr9" draw:text-style-name="P2" draw:layer="layout" svg:width="0.789cm" svg:height="0.843cm" svg:x="38.691cm" svg:y="5.715cm">
          <text:p/>
          <draw:enhanced-geometry svg:viewBox="0 0 21600 21600" draw:type="rectangle" draw:enhanced-path="M 0 0 L 21600 0 21600 21600 0 21600 0 0 Z N"/>
        </draw:custom-shape>
        <draw:line draw:style-name="gr10" draw:text-style-name="P3" draw:layer="layout" svg:x1="36.702cm" svg:y1="6.177cm" svg:x2="38.691cm" svg:y2="6.177cm">
          <text:p/>
        </draw:line>
        <draw:line draw:style-name="gr7" draw:text-style-name="P3" draw:layer="layout" svg:x1="39.072cm" svg:y1="5.669cm" svg:x2="40.215cm" svg:y2="3.891cm">
          <text:p/>
        </draw:line>
        <draw:line draw:style-name="gr7" draw:text-style-name="P3" draw:layer="layout" svg:x1="29.293cm" svg:y1="6.177cm" svg:x2="33.992cm" svg:y2="6.177cm">
          <text:p/>
        </draw:line>
        <draw:custom-shape draw:style-name="gr11" draw:text-style-name="P5" draw:layer="layout" svg:width="6.604cm" svg:height="1.016cm" svg:x="6.179cm" svg:y="4.145cm">
          <text:p text:style-name="P2">Last MB of Epoch</text:p>
          <draw:enhanced-geometry svg:viewBox="0 0 21600 21600" draw:glue-points="10800 0 3160 3160 0 10800 3160 18440 10800 21600 18440 18440 21600 10800 18440 3160 ?f14 ?f15" draw:text-areas="3200 3200 18400 18400" draw:mirror-vertical="false" draw:mirror-horizontal="false" draw:type="round-callout" draw:modifiers="1909.82588947767 38548.6725663717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2" draw:text-style-name="P2" draw:layer="layout" svg:width="2.648cm" svg:height="1.524cm" svg:x="20.497cm" svg:y="5.415cm">
          <text:p text:style-name="P2">MB_{j+1}</text:p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2.648cm" svg:height="1.524cm" svg:x="26.797cm" svg:y="5.415cm">
          <text:p text:style-name="P2">MB_{j+2}</text:p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2.648cm" svg:height="1.524cm" svg:x="33.997cm" svg:y="5.415cm">
          <text:p text:style-name="P2">MB_{j+3}</text:p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3.556cm" svg:height="1.524cm" svg:x="11.005cm" svg:y="8.415cm">
          <text:p text:style-name="P2">EB_{d0_0}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6" draw:layer="layout" svg:width="3.556cm" svg:height="1.524cm" svg:x="11.005cm" svg:y="10.715cm">
          <text:p text:style-name="P2">EB_{d1_0}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6" draw:layer="layout" svg:width="3.556cm" svg:height="1.524cm" svg:x="11.005cm" svg:y="15.015cm">
          <text:p text:style-name="P2">EB_{d31_0}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4" draw:text-style-name="P3" draw:layer="layout" svg:x1="12.656cm" svg:y1="12.908cm" svg:x2="12.656cm" svg:y2="14.559cm">
          <text:p/>
        </draw:line>
        <draw:custom-shape draw:style-name="gr15" draw:text-style-name="P6" draw:layer="layout" svg:width="0.789cm" svg:height="0.843cm" svg:x="20.249cm" svg:y="8.76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3.556cm" svg:height="1.524cm" svg:x="15.605cm" svg:y="8.415cm">
          <text:p text:style-name="P2">EB_{d0_1}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6" draw:layer="layout" svg:width="3.556cm" svg:height="1.524cm" svg:x="15.605cm" svg:y="10.715cm">
          <text:p text:style-name="P2">EB_{d1_1}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6" draw:layer="layout" svg:width="3.556cm" svg:height="1.524cm" svg:x="15.605cm" svg:y="15.015cm">
          <text:p text:style-name="P2">EB_{d31_1}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4" draw:text-style-name="P3" draw:layer="layout" svg:x1="17.256cm" svg:y1="12.908cm" svg:x2="17.256cm" svg:y2="14.559cm">
          <text:p/>
        </draw:line>
        <draw:line draw:style-name="gr7" draw:text-style-name="P3" draw:layer="layout" svg:x1="14.561cm" svg:y1="9.225cm" svg:x2="15.704cm" svg:y2="9.225cm">
          <text:p/>
        </draw:line>
        <draw:line draw:style-name="gr7" draw:text-style-name="P3" draw:layer="layout" svg:x1="14.561cm" svg:y1="11.525cm" svg:x2="15.704cm" svg:y2="11.525cm">
          <text:p/>
        </draw:line>
        <draw:line draw:style-name="gr7" draw:text-style-name="P3" draw:layer="layout" svg:x1="14.561cm" svg:y1="15.825cm" svg:x2="15.704cm" svg:y2="15.825cm">
          <text:p/>
        </draw:line>
        <draw:line draw:style-name="gr7" draw:text-style-name="P3" draw:layer="layout" svg:x1="14.561cm" svg:y1="11.525cm" svg:x2="15.577cm" svg:y2="15.829cm">
          <text:p/>
        </draw:line>
        <draw:custom-shape draw:style-name="gr15" draw:text-style-name="P6" draw:layer="layout" svg:width="0.789cm" svg:height="0.843cm" svg:x="22.149cm" svg:y="8.76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789cm" svg:height="0.843cm" svg:x="24.049cm" svg:y="8.76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789cm" svg:height="0.843cm" svg:x="25.949cm" svg:y="8.763cm">
          <text:p/>
          <draw:enhanced-geometry svg:viewBox="0 0 21600 21600" draw:type="rectangle" draw:enhanced-path="M 0 0 L 21600 0 21600 21600 0 21600 0 0 Z N"/>
        </draw:custom-shape>
        <draw:line draw:style-name="gr7" draw:text-style-name="P3" draw:layer="layout" svg:x1="19.161cm" svg:y1="9.225cm" svg:x2="20.304cm" svg:y2="9.225cm">
          <text:p/>
        </draw:line>
        <draw:line draw:style-name="gr7" draw:text-style-name="P3" draw:layer="layout" svg:x1="21.061cm" svg:y1="9.225cm" svg:x2="22.204cm" svg:y2="9.225cm">
          <text:p/>
        </draw:line>
        <draw:line draw:style-name="gr7" draw:text-style-name="P3" draw:layer="layout" svg:x1="22.961cm" svg:y1="9.225cm" svg:x2="24.104cm" svg:y2="9.225cm">
          <text:p/>
        </draw:line>
        <draw:line draw:style-name="gr7" draw:text-style-name="P3" draw:layer="layout" svg:x1="24.861cm" svg:y1="9.225cm" svg:x2="26.004cm" svg:y2="9.225cm">
          <text:p/>
        </draw:line>
        <draw:line draw:style-name="gr7" draw:text-style-name="P3" draw:layer="layout" svg:x1="20.657cm" svg:y1="8.717cm" svg:x2="21.8cm" svg:y2="6.939cm">
          <text:p/>
        </draw:line>
        <draw:line draw:style-name="gr7" draw:text-style-name="P3" draw:layer="layout" svg:x1="26.372cm" svg:y1="8.717cm" svg:x2="28.023cm" svg:y2="6.939cm">
          <text:p/>
        </draw:line>
        <draw:custom-shape draw:style-name="gr15" draw:text-style-name="P6" draw:layer="layout" svg:width="0.789cm" svg:height="0.843cm" svg:x="20.249cm" svg:y="11.06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789cm" svg:height="0.843cm" svg:x="22.149cm" svg:y="11.06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789cm" svg:height="0.843cm" svg:x="24.049cm" svg:y="11.06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789cm" svg:height="0.843cm" svg:x="25.949cm" svg:y="11.063cm">
          <text:p/>
          <draw:enhanced-geometry svg:viewBox="0 0 21600 21600" draw:type="rectangle" draw:enhanced-path="M 0 0 L 21600 0 21600 21600 0 21600 0 0 Z N"/>
        </draw:custom-shape>
        <draw:line draw:style-name="gr7" draw:text-style-name="P3" draw:layer="layout" svg:x1="19.161cm" svg:y1="11.525cm" svg:x2="20.304cm" svg:y2="11.525cm">
          <text:p/>
        </draw:line>
        <draw:line draw:style-name="gr7" draw:text-style-name="P3" draw:layer="layout" svg:x1="21.061cm" svg:y1="11.525cm" svg:x2="22.204cm" svg:y2="11.525cm">
          <text:p/>
        </draw:line>
        <draw:line draw:style-name="gr7" draw:text-style-name="P3" draw:layer="layout" svg:x1="22.961cm" svg:y1="11.525cm" svg:x2="24.104cm" svg:y2="11.525cm">
          <text:p/>
        </draw:line>
        <draw:line draw:style-name="gr7" draw:text-style-name="P3" draw:layer="layout" svg:x1="24.861cm" svg:y1="11.525cm" svg:x2="26.004cm" svg:y2="11.525cm">
          <text:p/>
        </draw:line>
        <draw:custom-shape draw:style-name="gr15" draw:text-style-name="P6" draw:layer="layout" svg:width="0.789cm" svg:height="0.843cm" svg:x="20.249cm" svg:y="15.36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789cm" svg:height="0.843cm" svg:x="22.149cm" svg:y="15.36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789cm" svg:height="0.843cm" svg:x="24.049cm" svg:y="15.36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789cm" svg:height="0.843cm" svg:x="25.949cm" svg:y="15.363cm">
          <text:p/>
          <draw:enhanced-geometry svg:viewBox="0 0 21600 21600" draw:type="rectangle" draw:enhanced-path="M 0 0 L 21600 0 21600 21600 0 21600 0 0 Z N"/>
        </draw:custom-shape>
        <draw:line draw:style-name="gr7" draw:text-style-name="P3" draw:layer="layout" svg:x1="19.161cm" svg:y1="15.825cm" svg:x2="20.304cm" svg:y2="15.825cm">
          <text:p/>
        </draw:line>
        <draw:line draw:style-name="gr7" draw:text-style-name="P3" draw:layer="layout" svg:x1="21.061cm" svg:y1="15.825cm" svg:x2="22.204cm" svg:y2="15.825cm">
          <text:p/>
        </draw:line>
        <draw:line draw:style-name="gr7" draw:text-style-name="P3" draw:layer="layout" svg:x1="22.961cm" svg:y1="15.825cm" svg:x2="24.104cm" svg:y2="15.825cm">
          <text:p/>
        </draw:line>
        <draw:line draw:style-name="gr7" draw:text-style-name="P3" draw:layer="layout" svg:x1="24.861cm" svg:y1="15.825cm" svg:x2="26.004cm" svg:y2="15.825cm">
          <text:p/>
        </draw:line>
        <draw:line draw:style-name="gr7" draw:text-style-name="P3" draw:layer="layout" svg:x1="26.753cm" svg:y1="11.511cm" svg:x2="28.023cm" svg:y2="6.94cm">
          <text:p/>
        </draw:line>
        <draw:line draw:style-name="gr7" draw:text-style-name="P3" draw:layer="layout" svg:x1="26.753cm" svg:y1="15.829cm" svg:x2="28.035cm" svg:y2="6.941cm">
          <text:p/>
        </draw:line>
        <draw:line draw:style-name="gr7" draw:text-style-name="P3" draw:layer="layout" svg:x1="20.657cm" svg:y1="11.003cm" svg:x2="21.8cm" svg:y2="6.94cm">
          <text:p/>
        </draw:line>
        <draw:line draw:style-name="gr7" draw:text-style-name="P3" draw:layer="layout" svg:x1="20.657cm" svg:y1="15.321cm" svg:x2="21.812cm" svg:y2="6.941cm">
          <text:p/>
        </draw:line>
        <draw:line draw:style-name="gr7" draw:text-style-name="P3" draw:layer="layout" svg:x1="22.562cm" svg:y1="11.003cm" svg:x2="24.467cm" svg:y2="9.606cm">
          <text:p/>
        </draw:line>
        <draw:line draw:style-name="gr7" draw:text-style-name="P3" draw:layer="layout" svg:x1="22.562cm" svg:y1="15.321cm" svg:x2="26.372cm" svg:y2="11.892cm">
          <text:p/>
        </draw:line>
        <draw:line draw:style-name="gr7" draw:text-style-name="P3" draw:layer="layout" svg:x1="24.467cm" svg:y1="9.606cm" svg:x2="26.372cm" svg:y2="11.1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764cm" fo:margin-bottom="0.734cm" fo:margin-left="0.617cm" fo:margin-right="0.82cm" fo:page-width="43.18cm" fo:page-height="18.03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05T22:10:05.797737911</meta:creation-date>
    <dc:date>2019-05-05T23:46:23.223526259</dc:date>
    <meta:editing-duration>PT22M57S</meta:editing-duration>
    <meta:editing-cycles>3</meta:editing-cycles>
    <meta:generator>LibreOffice/5.1.6.2$Linux_X86_64 LibreOffice_project/10m0$Build-2</meta:generator>
    <meta:document-statistic meta:object-count="72"/>
  </office:meta>
</office:document-meta>
</file>